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HandshakeTests.unsolicitedPongWithEmptyPayload( WebSocketTestServer server , WebSocketClient webSocketClient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WebSocketHandler.getTranspor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Handler.handleMessage( WebSocketSession session , WebSocket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WebSocketHandler.handleTransportError( WebSocketSession session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WebSocketHandler.setWaitMessageCount( int waitMessag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fig.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andshakeTests.subProtocolNegotiation( WebSocketTestServer server , WebSocketClient webSocketClient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SocketHandshakeTests.getAnnotatedConfig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Handler.getReceived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Handler.awa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fig.registerWebSocketHandlers( WebSocket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